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name="FFluxograma rojeto inicial springboot angular 10" draw:style-name="gr1" draw:text-style-name="P1" draw:layer="layout" svg:width="9cm" svg:height="1.5cm" svg:x="6.2cm" svg:y="1.3cm">
          <svg:title>11111</svg:title>
          <svg:desc>454</svg:desc>
          <text:p text:style-name="P1">Projeto Springboot Angular 10</text:p>
        </draw:rect>
        <draw:rect draw:style-name="gr1" draw:text-style-name="P2" draw:layer="layout" svg:width="3.8cm" svg:height="6.7cm" svg:x="1.1cm" svg:y="5.1cm">
          <text:p text:style-name="P2"><text:span text:style-name="T1">Dounwload</text:span></text:p>
          <text:p text:style-name="P2"><text:span text:style-name="T1">ferramentas</text:span></text:p>
          <text:p text:style-name="P2"><text:span text:style-name="T1"><text:s/></text:span></text:p>
          <text:list text:style-name="L1">
            <text:list-item>
              <text:p text:style-name="P3"><text:span text:style-name="T1">Xampp</text:span></text:p>
            </text:list-item>
            <text:list-item>
              <text:p text:style-name="P3"><text:span text:style-name="T1">Springboot </text:span></text:p>
            </text:list-item>
            <text:list-item>
              <text:p text:style-name="P3"><text:span text:style-name="T1">baseado em eclipse</text:span></text:p>
            </text:list-item>
            <text:list-item>
              <text:p text:style-name="P3"><text:span text:style-name="T1">Cadastro no Guit </text:span></text:p>
            </text:list-item>
            <text:list-item>
              <text:p text:style-name="P3"><text:span text:style-name="T1">e guithub</text:span></text:p>
            </text:list-item>
            <text:list-item>
              <text:p text:style-name="P3"><text:span text:style-name="T1">Postman</text:span></text:p>
            </text:list-item>
            <text:list-item>
              <text:p text:style-name="P3"><text:span text:style-name="T1">Visual studio Code</text:span></text:p>
            </text:list-item>
            <text:list-item>
              <text:p text:style-name="P3"><text:span text:style-name="T1">Heroku</text:span></text:p>
            </text:list-item>
          </text:list>
          <text:p text:style-name="P2"><text:span text:style-name="T1"/></text:p>
          <text:p text:style-name="P2"><text:span text:style-name="T1"/></text:p>
        </draw:rect>
        <draw:rect draw:style-name="gr1" draw:text-style-name="P2" draw:layer="layout" svg:width="19.7cm" svg:height="0.9cm" svg:x="0.9cm" svg:y="28.6cm">
          <text:p text:style-name="P2"><text:span text:style-name="T1">C:\Users\Eder\Documents\workspace-spring-tool-suite-4-4.20.0.RELEASE\.metadata\demo</text:span></text:p>
        </draw:rect>
        <draw:line draw:style-name="gr2" draw:text-style-name="P1" draw:layer="layout" svg:x1="9cm" svg:y1="4.5cm" svg:x2="9cm" svg:y2="28.5cm">
          <text:p/>
        </draw:line>
        <draw:line draw:style-name="gr2" draw:text-style-name="P1" draw:layer="layout" svg:x1="16.9cm" svg:y1="4.9cm" svg:x2="16.9cm" svg:y2="28.9cm">
          <text:p/>
        </draw:line>
        <draw:line draw:style-name="gr2" draw:text-style-name="P1" draw:layer="layout" svg:x1="5.347cm" svg:y1="4.388cm" svg:x2="5.347cm" svg:y2="28.388cm">
          <text:p/>
        </draw:line>
        <draw:rect draw:style-name="gr1" draw:text-style-name="P1" draw:layer="layout" svg:width="2.1cm" svg:height="0.9cm" svg:x="1.2cm" svg:y="3.6cm">
          <text:p text:style-name="P1">crome</text:p>
        </draw:rect>
        <draw:line draw:style-name="gr2" draw:text-style-name="P1" draw:layer="layout" svg:x1="30.1cm" svg:y1="4.9cm" svg:x2="30.1cm" svg:y2="28.9cm">
          <text:p/>
        </draw:line>
        <draw:rect draw:style-name="gr1" draw:text-style-name="P1" draw:layer="layout" svg:width="2.1cm" svg:height="0.9cm" svg:x="5.5cm" svg:y="3.5cm">
          <text:p text:style-name="P1">pasta</text:p>
        </draw:rect>
        <draw:line draw:style-name="gr2" draw:text-style-name="P1" draw:layer="layout" svg:x1="33.1cm" svg:y1="4.9cm" svg:x2="33.1cm" svg:y2="28.9cm">
          <text:p/>
        </draw:line>
        <draw:rect draw:style-name="gr1" draw:text-style-name="P1" draw:layer="layout" svg:width="2.1cm" svg:height="0.9cm" svg:x="17.4cm" svg:y="3.6cm">
          <text:p text:style-name="P1">github</text:p>
        </draw:rect>
        <draw:line draw:style-name="gr2" draw:text-style-name="P1" draw:layer="layout" svg:x1="23.2cm" svg:y1="4.8cm" svg:x2="23.2cm" svg:y2="28.8cm">
          <text:p/>
        </draw:line>
        <draw:rect draw:style-name="gr1" draw:text-style-name="P1" draw:layer="layout" svg:width="6.7cm" svg:height="0.9cm" svg:x="10cm" svg:y="3.6cm">
          <text:p text:style-name="P1">Springboo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lma goncalves</meta:initial-creator>
    <meta:creation-date>2023-10-09T08:06:42.15</meta:creation-date>
    <dc:date>2023-10-09T08:36:53.38</dc:date>
    <dc:creator>Selma goncalves</dc:creator>
    <meta:editing-duration>PT14M49S</meta:editing-duration>
    <meta:editing-cycles>1</meta:editing-cycles>
    <meta:document-statistic meta:object-count="13"/>
    <meta:generator>OpenOffice/4.1.7$Win32 OpenOffice.org_project/417m1$Build-9800</meta:generator>
  </office:meta>
</office:document-meta>
</file>